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text-align="start" style:justify-single-word="false" fo:text-indent="-0.212cm" style:auto-text-indent="false">
        <style:tab-stops/>
      </style:paragraph-properties>
      <style:text-properties fo:font-variant="normal" fo:text-transform="none" fo:color="#222222" style:font-name="Times New Roman" fo:font-size="12pt" fo:letter-spacing="normal" fo:font-style="normal" fo:font-weight="normal" officeooo:rsid="00114e5c" officeooo:paragraph-rsid="00114e5c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14e5c" officeooo:paragraph-rsid="00114e5c" style:font-size-asian="16pt" style:font-weight-asian="bold" style:font-size-complex="16pt" style:font-weight-complex="bold"/>
    </style:style>
    <style:style style:name="P4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161c99" officeooo:paragraph-rsid="00161c99" style:font-size-asian="12pt" style:font-weight-asian="normal" style:font-size-complex="12pt" style:font-weight-complex="normal"/>
    </style:style>
    <style:style style:name="P6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15e89" officeooo:paragraph-rsid="00115e89" style:font-size-asian="12pt" style:font-weight-asian="normal" style:font-size-complex="12pt" style:font-weight-complex="normal"/>
    </style:style>
    <style:style style:name="P7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15e89" style:font-size-asian="12pt" style:font-weight-asian="normal" style:font-size-complex="12pt" style:font-weight-complex="normal"/>
    </style:style>
    <style:style style:name="P8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paragraph-rsid="001737c7" style:font-size-asian="12pt" style:font-weight-asian="normal" style:font-size-complex="12pt" style:font-weight-complex="normal"/>
    </style:style>
    <style:style style:name="P9" style:family="paragraph" style:parent-style-name="Text_20_body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14fbdb" officeooo:paragraph-rsid="0014fbdb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14e5c" officeooo:paragraph-rsid="00114e5c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margin-left="1.349cm" fo:margin-right="0cm" fo:text-align="start" style:justify-single-word="false" fo:text-indent="-0.635cm" style:auto-text-indent="false">
        <style:tab-stops/>
      </style:paragraph-properties>
      <style:text-properties style:font-name="Times New Roman" fo:font-size="12pt" fo:font-weight="normal" officeooo:rsid="00115e89" officeooo:paragraph-rsid="00115e89" style:font-size-asian="12pt" style:font-weight-asian="normal" style:font-size-complex="12pt" style:font-weight-complex="normal"/>
    </style:style>
    <style:style style:name="T1" style:family="text">
      <style:text-properties officeooo:rsid="00115e89"/>
    </style:style>
    <style:style style:name="T2" style:family="text">
      <style:text-properties fo:font-size="12pt" fo:font-weight="normal" officeooo:rsid="00115e89" style:font-size-asian="10.5pt" style:font-weight-asian="normal" style:font-size-complex="12pt" style:font-weight-complex="normal"/>
    </style:style>
    <style:style style:name="T3" style:family="text">
      <style:text-properties fo:color="#222222" fo:font-weight="normal" officeooo:rsid="00115e89" style:font-weight-asian="normal" style:font-weight-complex="normal"/>
    </style:style>
    <style:style style:name="T4" style:family="text">
      <style:text-properties fo:color="#222222" fo:font-weight="normal" officeooo:rsid="001737c7" style:font-weight-asian="normal" style:font-weight-complex="normal"/>
    </style:style>
    <style:style style:name="T5" style:family="text">
      <style:text-properties officeooo:rsid="0014fb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tori identificati nel sistema</text:p>
      <text:list xml:id="list30665554" text:style-name="L1">
        <text:list-item>
          <text:p text:style-name="P10">Genitore</text:p>
        </text:list-item>
      </text:list>
      <text:p text:style-name="P1"><text:s text:c="2"/>1.Personale docente e ricercatore</text:p>
      <text:list xml:id="list30674616" text:continue-list="list30665554" text:style-name="L2">
        <text:list-item>
          <text:p text:style-name="P4">Personale tecnico-amministrativo di ruolo</text:p>
        </text:list-item>
        <text:list-item>
          <text:p text:style-name="P4">Titolari di assegno di ricerca</text:p>
        </text:list-item>
        <text:list-item>
          <text:p text:style-name="P4">Titolari di contratto a tempo determinato</text:p>
        </text:list-item>
        <text:list-item>
          <text:p text:style-name="P4">Dottorandi</text:p>
        </text:list-item>
        <text:list-item>
          <text:p text:style-name="P4">Titolari di borsa di studio post Laurea o Post doc.</text:p>
        </text:list-item>
        <text:list-item>
          <text:p text:style-name="P5">Studenti</text:p>
        </text:list-item>
      </text:list>
      <text:list xml:id="list30641268" text:style-name="L3">
        <text:list-item>
          <text:p text:style-name="P11">Rappresentante commissione formazione graduatoria</text:p>
        </text:list-item>
        <text:list-item>
          <text:p text:style-name="P11">Rappresentante commissione composizioni classi</text:p>
        </text:list-item>
        <text:list-item>
          <text:p text:style-name="P6">Personale preposto a funzioni educative</text:p>
        </text:list-item>
        <text:list-item>
          <text:p text:style-name="P7"><text:span text:style-name="T5">Impiegato</text:span><text:span text:style-name="T1"> </text:span><text:span text:style-name="T5">segreteria</text:span></text:p>
        </text:list-item>
        <text:list-item>
          <text:p text:style-name="P9">Impiegato servizi mensa</text:p>
        </text:list-item>
        <text:list-item>
          <text:p text:style-name="P7"><text:span text:style-name="Strong_20_Emphasis"><text:span text:style-name="T3">Coordinatore psico-pedagogico</text:span></text:span><text:span text:style-name="T1"> </text:span></text:p>
        </text:list-item>
        <text:list-item>
          <text:p text:style-name="P7"><text:span text:style-name="Strong_20_Emphasis"><text:span text:style-name="T3">Responsabile Scientifico dell'Asilo Nido</text:span></text:span></text:p>
        </text:list-item>
        <text:list-item>
          <text:p text:style-name="P8"><text:span text:style-name="Strong_20_Emphasis"><text:span text:style-name="T4">Delegato del rettore</text:span></text:span></text:p>
        </text:list-item>
      </text:list>
      <text:p text:style-name="Text_20_body"><text:line-break/></text:p>
      <text:p text:style-name="P2"/>
      <text:list xml:id="list30660204" text:continue-numbering="true" text:style-name="L3">
        <text:list-header>
          <text:p text:style-name="P6"/>
        </text:list-header>
      </text:list>
      <text:p text:style-name="Text_20_body"><text:line-break/></text:p>
      <text:p text:style-name="Text_20_body"><text:line-break/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6:38:26.76</meta:creation-date>
    <dc:date>2012-10-17T10:52:38.35</dc:date>
    <meta:editing-duration>PT20M4S</meta:editing-duration>
    <meta:editing-cycles>5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20" meta:word-count="78" meta:character-count="547" meta:non-whitespace-character-count="494"/>
  </office:meta>
</office:document-meta>
</file>